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SONWriter.writeStar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Writer.endStructur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JSONWriter.writeValu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Writer.writeEnd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Writer.beforeWri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SONWriter.writeObject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Writer.writeObject( String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JSONWriter.JSONWriter( Writer ou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Writer.writeEnd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Writer.config( SerializerFeature feature , boolean st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Writer.end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Writer.writeKey( String ke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Writer.startObjec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SONWriter.afterWrit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JSONWriter.end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Writer.writeStart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Writer.beginStructure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JSONWriter.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Writer.flus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Writer.startArra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